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LOPEZ CAINICELA, SONIA LIDI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MAZAMARI</text:span></text:p>
      <text:p text:style-name="P5"/>
      <text:p text:style-name="P5">Recojo: <text:span text:style-name="T3">LOPEZ CAINICELA, SONIA LID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17:33:1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